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Tibetan Machine Uni" svg:font-family="'Tibetan Machine Uni'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officeooo:paragraph-rsid="00125873"/>
    </style:style>
    <style:style style:name="P3" style:family="paragraph" style:parent-style-name="Standard">
      <style:text-properties style:font-name="aakar" officeooo:paragraph-rsid="00125873"/>
    </style:style>
    <style:style style:name="P4" style:family="paragraph" style:parent-style-name="Standard">
      <style:paragraph-properties fo:text-align="start" style:justify-single-word="false"/>
      <style:text-properties style:font-name="aakar" officeooo:paragraph-rsid="00125873"/>
    </style:style>
    <style:style style:name="P5" style:family="paragraph" style:parent-style-name="Standard">
      <style:paragraph-properties fo:text-align="start" style:justify-single-word="false"/>
      <style:text-properties style:font-name="aakar" fo:font-size="15pt" officeooo:paragraph-rsid="00125873" style:font-size-asian="15pt" style:font-size-complex="15pt"/>
    </style:style>
    <style:style style:name="P6" style:family="paragraph" style:parent-style-name="Standard">
      <style:text-properties style:font-name="aakar" fo:font-size="15pt" officeooo:paragraph-rsid="00125873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akar" fo:font-size="14pt" officeooo:paragraph-rsid="00125873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2587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5873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text:s text:c="54"/></text:span><text:span text:style-name="T6"><text:s/>Assignment 02</text:span></text:p>
      <text:p text:style-name="P2"/>
      <text:p text:style-name="P6">1. Which field of the Customer table is the primary Key ?</text:p>
      <text:p text:style-name="P3">Ans:- Cnum fields of the customer table is primary key.</text:p>
      <text:p text:style-name="P3"/>
      <text:p text:style-name="P3"/>
      <text:p text:style-name="P6">2.What is the 4th column of the Customers table ?</text:p>
      <text:p text:style-name="P3">Ans:- Rating is the 4th column of Customers table.</text:p>
      <text:p text:style-name="P3"/>
      <text:p text:style-name="P6">3.<text:span text:style-name="T2">W</text:span>hat is another word for row? For Column ?</text:p>
      <text:p text:style-name="P3">Ans. Another word For row : Entity, tuple and Another word For column :Attribute ,Method.</text:p>
      <text:p text:style-name="P2"/>
      <text:p text:style-name="P5">4.<text:span text:style-name="T2">W</text:span>hy isn’t it possible to see the first five rows of a table?</text:p>
      <text:p text:style-name="P4"><text:span text:style-name="T4">Ans:-</text:span><text:span text:style-name="T3"> RDBMS, rows of table are not stored sequentiall</text:span><text:span text:style-name="T4">y</text:span><text:span text:style-name="T3"> When you update a row, if row length is increasing &amp; free space is not available at that location, entire row is shifted to new location.</text:span></text:p>
      <text:p text:style-name="P7">-Later when you select from that table the rwo will be in another location,</text:p>
      <text:p text:style-name="P7">-In VARCHAR,row length may increase or decrease,common for all RDBMS.</text:p>
      <text:p text:style-name="P4"><text:span text:style-name="T3">-Hence,seeing first “5” or last “5 ” rows of table is not possible <text:s text:c="23"/></text:span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dauk Book" svg:font-family="'Padauk Book'" style:font-pitch="variable"/>
    <style:font-face style:name="Tibetan Machine Uni" svg:font-family="'Tibetan Machine Uni'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28:05.224131245</meta:creation-date>
    <dc:date>2024-04-02T17:35:25.934803687</dc:date>
    <meta:editing-duration>PT7M21S</meta:editing-duration>
    <meta:editing-cycles>1</meta:editing-cycles>
    <meta:document-statistic meta:table-count="0" meta:image-count="0" meta:object-count="0" meta:page-count="1" meta:paragraph-count="12" meta:word-count="152" meta:character-count="907" meta:non-whitespace-character-count="681"/>
    <meta:generator>LibreOffice/7.3.7.2$Linux_X86_64 LibreOffice_project/30$Build-2</meta:generator>
  </office:meta>
</office:document-meta>
</file>